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4000000F10FCC5EA85AF87DE6.png" manifest:media-type="image/png"/>
  <manifest:file-entry manifest:full-path="Pictures/10000000000001C50000014DD89700B28610E781.png" manifest:media-type="image/png"/>
  <manifest:file-entry manifest:full-path="Pictures/1000020100000660000003760A9F26DE8F2A44F7.png" manifest:media-type="image/png"/>
  <manifest:file-entry manifest:full-path="Pictures/100002010000066000000376BAB00E31E7BEB0B8.png" manifest:media-type="image/png"/>
  <manifest:file-entry manifest:full-path="Pictures/1000000000000556000003003CDA04A5B54CDC52.png" manifest:media-type="image/png"/>
  <manifest:file-entry manifest:full-path="Pictures/10000201000006600000037675C6AA1F4D0ABC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/>
    <style:font-face style:name="等线 Light" svg:font-family="'等线 Light'"/>
    <style:font-face style:name="宋体1" svg:font-family="宋体" style:font-family-generic="modern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text">
      <style:graphic-properties draw:textarea-horizontal-align="justify" draw:textarea-vertical-align="middle" draw:auto-grow-height="false" fo:min-height="1.528cm" fo:min-width="4.326cm"/>
    </style:style>
    <style:style style:name="gr8" style:family="graphic" style:parent-style-name="text">
      <style:graphic-properties draw:fill="solid" draw:fill-color="#729fcf" draw:textarea-horizontal-align="justify" draw:textarea-vertical-align="middle" draw:auto-grow-height="false" fo:min-height="1.782cm" fo:min-width="3.056cm"/>
    </style:style>
    <style:style style:name="gr9" style:family="graphic" style:parent-style-name="text">
      <style:graphic-properties draw:textarea-horizontal-align="justify" draw:textarea-vertical-align="middle" draw:auto-grow-height="false" fo:min-height="2.798cm" fo:min-width="4.834cm"/>
    </style:style>
    <style:style style:name="gr1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1" style:family="graphic" style:parent-style-name="text">
      <style:graphic-properties draw:stroke="none" svg:stroke-color="#000000" draw:fill="none" draw:fill-color="#ffffff" draw:auto-grow-height="true" draw:auto-grow-width="false" fo:max-height="0cm" fo:min-height="1.881cm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652cm" fo:min-width="0cm"/>
    </style:style>
    <style:style style:name="gr13" style:family="graphic" style:parent-style-name="text">
      <style:graphic-properties draw:fill="solid" draw:fill-color="#729fcf" draw:textarea-horizontal-align="justify" draw:textarea-vertical-align="middle" draw:auto-grow-height="false" fo:min-height="1.528cm" fo:min-width="2.802cm"/>
    </style:style>
    <style:style style:name="gr14" style:family="graphic" style:parent-style-name="Default_5f_1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Default_5f_1" style:list-style-name="L2">
      <style:graphic-properties draw:stroke="solid" svg:stroke-width="0.035cm" svg:stroke-color="#92d050" draw:stroke-linejoin="miter" draw:fill="none" draw:textarea-vertical-align="middle" draw:auto-grow-height="false" draw:fit-to-size="false" fo:min-height="1.628cm" fo:min-width="3.434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标题和内容-notes">
      <style:graphic-properties draw:fill-color="#ffffff" fo:min-height="13.364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9.8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9.8999996185303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size-asian="19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9.8999996185303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等线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宋体" fo:font-size="18pt" fo:letter-spacing="normal" fo:font-style="normal" style:text-underline-style="none" fo:font-weight="normal" style:font-name-asian="宋体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725cm" svg:y="4.318cm" presentation:class="title" presentation:user-transformed="true">
          <draw:text-box>
            <text:p>MonoV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李建峰</text:span><text:span text:style-name="T1">1832002</text:span><text:span text:style-name="T1">　冯亚炫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效果展示</text:p>
          </draw:text-box>
        </draw:frame>
        <draw:frame draw:style-name="gr2" draw:text-style-name="P3" draw:layer="layout" svg:width="23.481cm" svg:height="13.201cm" svg:x="2.935cm" svg:y="4.579cm">
          <draw:image xlink:href="Pictures/1000000000000556000003003CDA04A5B54CDC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基于光流追踪的视觉里程计</text:p>
          </draw:text-box>
        </draw:frame>
        <draw:custom-shape draw:style-name="gr3" draw:text-style-name="P4" draw:layer="layout" svg:width="3.048cm" svg:height="1.524cm" svg:x="2.54cm" svg:y="6.35cm">
          <text:p text:style-name="P4">Image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524cm" svg:x="2.54cm" svg:y="9.144cm">
          <text:p text:style-name="P4">Image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2.032cm" svg:x="9.144cm" svg:y="6.096cm">
          <text:p text:style-name="P4">Img1-特征点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88cm" svg:y1="7.112cm" svg:x2="9.398cm" svg:y2="7.112cm">
          <text:p/>
        </draw:line>
        <draw:frame draw:style-name="gr6" draw:text-style-name="P5" draw:layer="layout" svg:width="3.81cm" svg:height="1.27cm" svg:x="5.588cm" svg:y="6.096cm">
          <draw:text-box>
            <text:p>角点检测</text:p>
          </draw:text-box>
        </draw:frame>
        <draw:custom-shape draw:style-name="gr4" draw:text-style-name="P4" draw:layer="layout" svg:width="4.064cm" svg:height="2.032cm" svg:x="12.7cm" svg:y="10.668cm">
          <text:p text:style-name="P4">Img2-特征点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88cm" svg:y1="7.112cm" svg:x2="9.906cm" svg:y2="10.414cm">
          <text:p/>
        </draw:line>
        <draw:line draw:style-name="gr5" draw:text-style-name="P3" draw:layer="layout" svg:x1="11.176cm" svg:y1="8.128cm" svg:x2="9.906cm" svg:y2="10.414cm">
          <text:p/>
        </draw:line>
        <draw:line draw:style-name="gr5" draw:text-style-name="P3" draw:layer="layout" svg:x1="5.588cm" svg:y1="9.906cm" svg:x2="9.906cm" svg:y2="10.414cm">
          <text:p/>
        </draw:line>
        <draw:line draw:style-name="gr5" draw:text-style-name="P3" draw:layer="layout" svg:x1="9.906cm" svg:y1="10.414cm" svg:x2="12.7cm" svg:y2="11.684cm">
          <text:p/>
        </draw:line>
        <draw:frame draw:style-name="gr6" draw:text-style-name="P5" draw:layer="layout" svg:width="3.81cm" svg:height="1.27cm" svg:x="7.366cm" svg:y="10.414cm">
          <draw:text-box>
            <text:p>光流追踪</text:p>
          </draw:text-box>
        </draw:frame>
        <draw:custom-shape draw:style-name="gr7" draw:text-style-name="P4" draw:layer="layout" svg:width="4.826cm" svg:height="1.778cm" svg:x="18.542cm" svg:y="5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56cm" svg:height="2.032cm" svg:x="20.574cm" svg:y="5.842cm">
          <text:p text:style-name="P4">相机运动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334cm" svg:height="3.048cm" svg:x="18.796cm" svg:y="6.09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08cm" svg:y1="7.112cm" svg:x2="20.574cm" svg:y2="7.112cm">
          <text:p/>
        </draw:line>
        <draw:line draw:style-name="gr5" draw:text-style-name="P3" draw:layer="layout" svg:x1="14.732cm" svg:y1="10.668cm" svg:x2="14.732cm" svg:y2="7.112cm">
          <text:p/>
        </draw:line>
        <draw:frame draw:style-name="gr10" draw:text-style-name="P5" draw:layer="layout" svg:width="6.852cm" svg:height="1.445cm" svg:x="13.716cm" svg:y="5.921cm">
          <draw:text-box>
            <text:p>对极几何求解相机运动</text:p>
          </draw:text-box>
        </draw:frame>
        <draw:frame draw:style-name="gr10" draw:text-style-name="P5" draw:layer="layout" svg:width="6.852cm" svg:height="1.445cm" svg:x="15.754cm" svg:y="7.191cm">
          <draw:text-box>
            <text:p>2D-2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基于特征点匹配的视觉里程计</text:p>
          </draw:text-box>
        </draw:frame>
        <draw:custom-shape draw:style-name="gr3" draw:text-style-name="P4" draw:layer="layout" svg:width="3.048cm" svg:height="1.524cm" svg:x="0.762cm" svg:y="6.858cm">
          <text:p text:style-name="P4">Image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524cm" svg:x="0.762cm" svg:y="9.652cm">
          <text:p text:style-name="P4">Image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2.032cm" svg:x="7.366cm" svg:y="6.604cm">
          <text:p text:style-name="P4">Img1-特征点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81cm" svg:y1="7.62cm" svg:x2="7.62cm" svg:y2="7.62cm">
          <text:p/>
        </draw:line>
        <draw:frame draw:style-name="gr11" draw:text-style-name="P5" draw:layer="layout" svg:width="3.81cm" svg:height="2.131cm" svg:x="3.81cm" svg:y="6.604cm">
          <draw:text-box>
            <text:p>orb特征点检测</text:p>
          </draw:text-box>
        </draw:frame>
        <draw:custom-shape draw:style-name="gr4" draw:text-style-name="P4" draw:layer="layout" svg:width="4.064cm" svg:height="2.032cm" svg:x="7.366cm" svg:y="9.651cm">
          <text:p text:style-name="P4">Img2-特征点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81cm" svg:y1="10.414cm" svg:x2="7.366cm" svg:y2="10.414cm">
          <text:p/>
        </draw:line>
        <draw:custom-shape draw:style-name="gr7" draw:text-style-name="P4" draw:layer="layout" svg:width="4.826cm" svg:height="1.778cm" svg:x="18.542cm" svg:y="5.8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56cm" svg:height="2.032cm" svg:x="24.13cm" svg:y="8.128cm">
          <text:p text:style-name="P4">相机运动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334cm" svg:height="3.048cm" svg:x="18.796cm" svg:y="6.09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.764cm" svg:y1="9.065cm" svg:x2="24.13cm" svg:y2="9.065cm">
          <text:p/>
        </draw:line>
        <draw:frame draw:style-name="gr10" draw:text-style-name="P5" draw:layer="layout" svg:width="6.852cm" svg:height="1.445cm" svg:x="17.272cm" svg:y="7.874cm">
          <draw:text-box>
            <text:p>对极几何求解相机运动</text:p>
          </draw:text-box>
        </draw:frame>
        <draw:frame draw:style-name="gr10" draw:text-style-name="P5" draw:layer="layout" svg:width="9.138cm" svg:height="1.445cm" svg:x="19.31cm" svg:y="9.319cm">
          <draw:text-box>
            <text:p>2D-2D</text:p>
          </draw:text-box>
        </draw:frame>
        <draw:frame draw:style-name="gr11" draw:text-style-name="P5" draw:layer="layout" svg:width="3.81cm" svg:height="2.131cm" svg:x="3.81cm" svg:y="9.397cm">
          <draw:text-box>
            <text:p>orb特征点检测</text:p>
          </draw:text-box>
        </draw:frame>
        <draw:line draw:style-name="gr5" draw:text-style-name="P3" draw:layer="layout" svg:x1="11.43cm" svg:y1="7.366cm" svg:x2="16.764cm" svg:y2="9.065cm">
          <text:p/>
        </draw:line>
        <draw:line draw:style-name="gr5" draw:text-style-name="P3" draw:layer="layout" svg:x1="11.43cm" svg:y1="10.668cm" svg:x2="16.764cm" svg:y2="9.065cm">
          <text:p/>
        </draw:line>
        <draw:frame draw:style-name="gr10" draw:text-style-name="P5" draw:layer="layout" svg:width="4.064cm" svg:height="1.445cm" svg:x="11.43cm" svg:y="8.461cm">
          <draw:text-box>
            <text:p>特征点匹配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基于匹配附加局部地图的视觉里程计</text:p>
          </draw:text-box>
        </draw:frame>
        <draw:custom-shape draw:style-name="gr3" draw:text-style-name="P4" draw:layer="layout" svg:width="3.048cm" svg:height="1.524cm" svg:x="4.572cm" svg:y="11.684cm">
          <text:p text:style-name="P4">Image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524cm" svg:x="9.398cm" svg:y="11.684cm">
          <text:p text:style-name="P4">Imag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826cm" svg:height="1.778cm" svg:x="18.542cm" svg:y="5.8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56cm" svg:height="2.032cm" svg:x="12.446cm" svg:y="4.572cm">
          <text:p text:style-name="P4">相机运动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334cm" svg:height="3.048cm" svg:x="18.796cm" svg:y="6.09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096cm" svg:y1="11.684cm" svg:x2="14.224cm" svg:y2="6.604cm">
          <text:p/>
        </draw:line>
        <draw:frame draw:style-name="gr12" draw:text-style-name="P5" draw:layer="layout" svg:width="6.852cm" svg:height="1.902cm" svg:x="10.928cm" svg:y="8.382cm">
          <draw:text-box>
            <text:p>PnP求解相机运动</text:p>
            <text:p>3D-2D</text:p>
          </draw:text-box>
        </draw:frame>
        <draw:line draw:style-name="gr5" draw:text-style-name="P3" draw:layer="layout" svg:x1="13.208cm" svg:y1="17.272cm" svg:x2="10.922cm" svg:y2="13.208cm">
          <text:p/>
        </draw:line>
        <draw:line draw:style-name="gr5" draw:text-style-name="P3" draw:layer="layout" svg:x1="13.208cm" svg:y1="17.272cm" svg:x2="6.096cm" svg:y2="13.208cm">
          <text:p/>
        </draw:line>
        <draw:frame draw:style-name="gr10" draw:text-style-name="P5" draw:layer="layout" svg:width="4.064cm" svg:height="1.445cm" svg:x="11.43cm" svg:y="13.97cm">
          <draw:text-box>
            <text:p>特征点匹配</text:p>
          </draw:text-box>
        </draw:frame>
        <draw:custom-shape draw:style-name="gr13" draw:text-style-name="P6" draw:layer="layout" svg:width="3.302cm" svg:height="1.778cm" svg:x="11.43cm" svg:y="17.272cm">
          <text:p text:style-name="P4">局部地图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524cm" svg:x="14.478cm" svg:y="11.684cm">
          <text:p text:style-name="P4">Image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048cm" svg:height="1.524cm" svg:x="19.558cm" svg:y="11.684cm">
          <text:p text:style-name="P4">Image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209cm" svg:y1="17.273cm" svg:x2="16.002cm" svg:y2="13.208cm">
          <text:p/>
        </draw:line>
        <draw:line draw:style-name="gr5" draw:text-style-name="P3" draw:layer="layout" svg:x1="13.209cm" svg:y1="17.274cm" svg:x2="21.336cm" svg:y2="13.208cm">
          <text:p/>
        </draw:line>
        <draw:line draw:style-name="gr5" draw:text-style-name="P3" draw:layer="layout" svg:x1="10.922cm" svg:y1="11.685cm" svg:x2="14.224cm" svg:y2="6.605cm">
          <text:p/>
        </draw:line>
        <draw:line draw:style-name="gr5" draw:text-style-name="P3" draw:layer="layout" svg:x1="16.002cm" svg:y1="11.684cm" svg:x2="14.224cm" svg:y2="6.606cm">
          <text:p/>
        </draw:line>
        <draw:line draw:style-name="gr5" draw:text-style-name="P3" draw:layer="layout" svg:x1="21.082cm" svg:y1="11.684cm" svg:x2="14.225cm" svg:y2="6.60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标题和内容" presentation:presentation-page-layout-name="AL3T11">
        <draw:custom-shape draw:name="文本框 8" draw:style-name="gr14" draw:text-style-name="P8" draw:layer="layout" svg:width="9.173cm" svg:height="1.098cm" svg:x="2.21cm" svg:y="1.989cm">
          <text:p text:style-name="P7"><text:span text:style-name="T2">大作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15" draw:text-style-name="P10" draw:layer="layout" svg:width="3.933cm" svg:height="1.877cm" svg:x="1.527cm" svg:y="4.711cm">
          <text:p text:style-name="P9"><text:span text:style-name="T3">特征匹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0" draw:style-name="gr16" draw:text-style-name="P11" draw:layer="layout" svg:width="7.165cm" svg:height="5.186cm" svg:x="17.461cm" svg:y="3.995cm">
          <draw:image xlink:href="Pictures/1000020100000660000003760A9F26DE8F2A44F7.png" xlink:type="simple" xlink:show="embed" xlink:actuate="onLoad">
            <text:p/>
          </draw:image>
        </draw:frame>
        <draw:frame draw:name="图片 11" draw:style-name="gr16" draw:text-style-name="P11" draw:layer="layout" svg:width="7.165cm" svg:height="5.186cm" svg:x="17.461cm" svg:y="9.503cm">
          <draw:image xlink:href="Pictures/10000201000006600000037675C6AA1F4D0ABC3C.png" xlink:type="simple" xlink:show="embed" xlink:actuate="onLoad">
            <text:p/>
          </draw:image>
        </draw:frame>
        <draw:frame draw:name="图片 12" draw:style-name="gr16" draw:text-style-name="P11" draw:layer="layout" svg:width="7.165cm" svg:height="5.186cm" svg:x="17.461cm" svg:y="15.009cm">
          <draw:image xlink:href="Pictures/100002010000066000000376BAB00E31E7BEB0B8.png" xlink:type="simple" xlink:show="embed" xlink:actuate="onLoad">
            <text:p/>
          </draw:image>
        </draw:frame>
        <draw:custom-shape draw:name="矩形 13" draw:style-name="gr17" draw:text-style-name="P13" draw:layer="layout" svg:width="10.939cm" svg:height="11.679cm" svg:x="2.21cm" svg:y="7.721cm">
          <text:p text:style-name="P12"><text:span text:style-name="T4">问题：</text:span></text:p>
          <text:p text:style-name="P12"><text:span text:style-name="T4">1</text:span><text:span text:style-name="T4">、特征点多时，大部分正确，小部分出错；</text:span></text:p>
          <text:p text:style-name="P12"><text:span text:style-name="T4">2</text:span><text:span text:style-name="T4">、条件苛刻时，点数太少难以计算；</text:span></text:p>
          <text:p text:style-name="P12"><text:span text:style-name="T4">3</text:span><text:span text:style-name="T4">、利用单应矩阵进行</text:span><text:span text:style-name="T4">RANSAC</text:span><text:span text:style-name="T4">，会出现多对一的情况。</text:span></text:p>
          <text:p text:style-name="P12"><text:span text:style-name="T4"/></text:p>
          <text:p text:style-name="P12"><text:span text:style-name="T4">解决思路：</text:span></text:p>
          <text:p text:style-name="P12"><text:span text:style-name="T4">1</text:span><text:span text:style-name="T4">、首先使用</text:span><text:span text:style-name="T4">ORB</text:span><text:span text:style-name="T4">特征匹配；</text:span></text:p>
          <text:p text:style-name="P12"><text:span text:style-name="T4">2</text:span><text:span text:style-name="T4">、利用单应矩阵进行</text:span><text:span text:style-name="T4">RANSAC</text:span><text:span text:style-name="T4">，分析匹配结果；</text:span></text:p>
          <text:p text:style-name="P12"><text:span text:style-name="T4">3</text:span><text:span text:style-name="T4">、结果不满足要求就用</text:span><text:span text:style-name="T4">sift</text:span><text:span text:style-name="T4">特征匹配，并进行</text:span><text:span text:style-name="T4">RANSAC</text:span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代码实现－项目管理</text:p>
          </draw:text-box>
        </draw:frame>
        <draw:frame draw:style-name="gr2" draw:text-style-name="P3" draw:layer="layout" svg:width="17.964cm" svg:height="13.205cm" svg:x="5.334cm" svg:y="5.08cm">
          <draw:image xlink:href="Pictures/10000000000001C50000014DD89700B28610E7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代码实现－类的组织与功能</text:p>
          </draw:text-box>
        </draw:frame>
        <draw:frame draw:style-name="gr2" draw:text-style-name="P3" draw:layer="layout" svg:width="9.885cm" svg:height="13.233cm" svg:x="6.625cm" svg:y="5.055cm">
          <draw:image xlink:href="Pictures/10000000000000B4000000F10FCC5EA85AF87D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/>
    <style:font-face style:name="等线 Light" svg:font-family="'等线 Light'"/>
    <style:font-face style:name="宋体1" svg:font-family="宋体" style:font-family-generic="modern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" fo:font-family="等线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outline6" style:family="presentation" style:parent-style-name="标题和内容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outline7" style:family="presentation" style:parent-style-name="标题和内容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outline8" style:family="presentation" style:parent-style-name="标题和内容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outline9" style:family="presentation" style:parent-style-name="标题和内容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19.8999996185303pt" fo:letter-spacing="normal" fo:language="zh" fo:country="C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标题和内容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标题和内容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标题和内容-backgroundobjects">
      <style:graphic-properties draw:stroke="none" draw:fill="none" draw:fill-color="#ffffff" draw:auto-grow-height="false" fo:min-height="1.485cm"/>
    </style:style>
    <style:style style:name="Mpr8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  <style:text-properties fo:font-size="28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等线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等线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等线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等线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等线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标题和内容" style:page-layout-name="PM1" draw:style-name="Mdp2">
      <draw:frame draw:name="标题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单击此处编</text:span><text:span text:style-name="MT2">辑母版标题</text:span><text:span text:style-name="MT2">样式</text:span></text:p>
        </draw:text-box>
      </draw:frame>
      <draw:frame draw:name="内容占位符 2" presentation:style-name="Mpr5" draw:text-style-name="MP12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Seventh Outline Level</text:span><text:span text:style-name="MT3">单击此处编辑母版文本样式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二级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三级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7"><text:date style:data-style-name="D1" text:date-value="2019-05-20">5/20/19</text:date></text:span></text:p>
        </draw:text-box>
      </draw:frame>
      <draw:frame draw:name="页脚占位符 4" presentation:style-name="Mpr6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灯片编号占位符 5" presentation:style-name="Mpr6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标题和内容-title" draw:layer="backgroundobjects" svg:width="14.848cm" svg:height="11.136cm" svg:x="3.075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1:49:49.262857739</meta:creation-date>
    <meta:generator>LibreOffice/5.1.6.2$Linux_X86_64 LibreOffice_project/10m0$Build-2</meta:generator>
    <dc:date>2019-05-20T13:02:48.872337007</dc:date>
    <meta:editing-duration>PT33M41S</meta:editing-duration>
    <meta:editing-cycles>7</meta:editing-cycles>
    <meta:document-statistic meta:object-count="118"/>
  </office:meta>
</office:document-meta>
</file>